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paragraph-properties>
        <style:tab-stops>
          <style:tab-stop style:position="3cm"/>
        </style:tab-stops>
      </style:paragraph-properties>
      <style:text-properties fo:language="de" fo:country="DE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 style:shadow="none">
        <style:tab-stops>
          <style:tab-stop style:position="3cm"/>
        </style:tab-stops>
      </style:paragraph-properties>
      <style:text-properties fo:language="de" fo:country="DE"/>
    </style:style>
    <style:style style:name="P5" style:family="paragraph" style:parent-style-name="Standard" style:master-page-name="MP0">
      <style:paragraph-properties style:page-number="auto" fo:break-before="page" fo:padding="0cm" fo:border-left="none" fo:border-right="none" fo:border-top="none" fo:border-bottom="0.018cm solid #000000" style:shadow="none"/>
      <style:text-properties fo:font-size="16pt" fo:language="de" fo:country="DE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439"/>Lohnkosten-Tom Becker</text:p>
      <text:p text:style-name="P1"/>
      <text:p text:style-name="P4">Brutto: <text:tab/><text:tab/>2000,-€</text:p>
      <text:p text:style-name="P4">+vL-AG: <text:tab/><text:tab/>25,-€</text:p>
      <text:p text:style-name="P3"/>
      <text:p text:style-name="P3">=st+sv Gehalt:<text:tab/><text:tab/>2.025,-€</text:p>
      <text:p text:style-name="P3">-Lohnsteuer:<text:tab/><text:tab/>250,-€</text:p>
      <text:p text:style-name="P3">-Soli:<text:tab/><text:tab/>13,75€</text:p>
      <text:p text:style-name="P3">-KiSt:<text:tab/><text:tab/>20,-€</text:p>
      <text:p text:style-name="P3"/>
      <text:p text:style-name="P4">-KV:<text:tab/><text:tab/>157,95€</text:p>
      <text:p text:style-name="P4">-RV:<text:tab/><text:tab/>188,33€</text:p>
      <text:p text:style-name="P4">-AV:<text:tab/><text:tab/>25,31€</text:p>
      <text:p text:style-name="P4">-PV:<text:tab/><text:tab/>30,88€</text:p>
      <text:p text:style-name="P3"/>
      <text:p text:style-name="P4">Nettogehalt:<text:tab/><text:tab/>1338,78€</text:p>
      <text:p text:style-name="P4">-vS:<text:tab/><text:tab/>40,-€</text:p>
      <text:p text:style-name="P3"/>
      <text:p text:style-name="P3"/>
      <text:p text:style-name="P3">Überweisungsbetrag:<text:tab/>1298,78€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Segoe UI" fo:font-size="9pt" style:font-size-asian="9pt" style:font-name-complex="Mangal" style:font-size-complex="8pt" fo:hyphenate="false" fo:hyphenation-remain-char-count="0" fo:hyphenation-push-char-count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name-complex="Mangal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Kevin Renhardt</meta:initial-creator>
    <dc:creator>Kevin Renhardt</dc:creator>
    <meta:creation-date>2019-05-22T16:44:00Z</meta:creation-date>
    <dc:date>2019-05-26T15:08:04.74</dc:date>
    <meta:print-date>2019-05-24T09:25:00Z</meta:print-date>
    <meta:editing-cycles>5</meta:editing-cycles>
    <meta:editing-duration>PT49S</meta:editing-duration>
    <meta:document-statistic meta:table-count="0" meta:image-count="0" meta:object-count="0" meta:page-count="1" meta:paragraph-count="14" meta:word-count="29" meta:character-count="674"/>
    <meta:template xlink:type="simple" xlink:actuate="onRequest" xlink:title="" xlink:href="Normal"/>
  </office:meta>
</office:document-meta>
</file>